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143cm"/>
    </style:style>
    <style:style style:name="co2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858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47" style:family="table-column">
      <style:table-column-properties fo:break-before="auto" style:column-width="1.048cm"/>
    </style:style>
    <style:style style:name="co48" style:family="table-column">
      <style:table-column-properties fo:break-before="auto" style:column-width="2.228cm"/>
    </style:style>
    <style:style style:name="co49" style:family="table-column">
      <style:table-column-properties fo:break-before="auto" style:column-width="1.468cm"/>
    </style:style>
    <style:style style:name="co50" style:family="table-column">
      <style:table-column-properties fo:break-before="auto" style:column-width="2.514cm"/>
    </style:style>
    <style:style style:name="co51" style:family="table-column">
      <style:table-column-properties fo:break-before="auto" style:column-width="2.725cm"/>
    </style:style>
    <style:style style:name="co52" style:family="table-column">
      <style:table-column-properties fo:break-before="auto" style:column-width="3.149cm"/>
    </style:style>
    <style:style style:name="ro1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ta7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7" style:family="table" style:master-page-name="PageStyle_5f_Ben_27_s_20_Team">
      <style:table-properties table:display="true" style:writing-mode="lr-tb"/>
    </style:style>
    <style:style style:name="ta18" style:family="table" style:master-page-name="PageStyle_5f_Matt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7" table:print="false">
        <office:forms form:automatic-focus="false" form:apply-design-mode="false"/>
        <table:table-column table:style-name="co47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48" table:default-cell-style-name="ce26"/>
        <table:table-column table:style-name="co49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6"/>
        </table:table-row>
        <table:table-row table:style-name="ro11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 table:number-columns-repeated="3"/>
          <table:table-cell table:style-name="Default"/>
          <table:table-cell table:style-name="ce26"/>
          <table:table-cell table:number-columns-repeated="2"/>
          <table:table-cell table:style-name="Default"/>
          <table:table-cell table:number-columns-repeated="246"/>
        </table:table-row>
        <table:table-row table:style-name="ro12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65053000">
            <text:p>65,05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218000">
            <text:p>111,21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51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52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710000">
            <text:p>69,71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116000">
            <text:p>111,11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7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1"/>
        <table:table-column table:style-name="co24" table:default-cell-style-name="ce1"/>
        <table:table-column table:style-name="co2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7" table:default-cell-style-name="ce1"/>
        <table:table-column table:style-name="co24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table:style-name="ce26" office:value-type="float" office:value="1713000">
            <text:p>1,71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 table:number-columns-repeated="4"/>
          <table:table-cell table:style-name="ce26"/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/>
          <table:table-cell table:number-columns-repeated="2"/>
          <table:table-cell table:style-name="ce26"/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/>
          <table:table-cell table:number-columns-repeated="2"/>
          <table:table-cell table:style-name="ce26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table:number-columns-repeated="2"/>
          <table:table-cell/>
          <table:table-cell table:style-name="ce7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32096000">
            <text:p>32,096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8">
            <text:p>8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2">
            <text:p>2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/>
          <table:table-cell table:style-name="ce1" table:number-columns-repeated="2"/>
          <table:table-cell table:style-name="ce26"/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48209000">
            <text:p>48,20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6932000">
            <text:p>56,932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table:number-columns-repeated="3"/>
          <table:table-cell table:style-name="ce7"/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54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6308000">
            <text:p>46,308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7">
            <text:p>7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1">
            <text:p>1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7218000">
            <text:p>57,21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style-name="ce26"/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64923000">
            <text:p>64,923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3">
            <text:p>3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016-09-25</text:date>, <text:time>18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9-25T18:26:20</dc:date>
    <dc:creator>Ben Miller</dc:creator>
    <meta:editing-duration>P209DT1H35M53S</meta:editing-duration>
    <meta:editing-cycles>400</meta:editing-cycles>
    <meta:document-statistic meta:table-count="11" meta:cell-count="2457" meta:object-count="0"/>
    <meta:user-defined meta:name=""/>
  </office:meta>
</office:document-meta>
</file>